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de" fo:country="DE" officeooo:rsid="000082e2" officeooo:paragraph-rsid="000082e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de" fo:country="DE" officeooo:rsid="000082e2" officeooo:paragraph-rsid="000082e2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de" fo:country="DE" officeooo:rsid="0001d68a" officeooo:paragraph-rsid="0001d68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de" fo:country="DE" officeooo:rsid="0001d68a" officeooo:paragraph-rsid="0001d68a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language="de" fo:country="DE" officeooo:rsid="0001d68a" officeooo:paragraph-rsid="0006dea3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de" fo:country="DE" officeooo:rsid="0001d68a" officeooo:paragraph-rsid="000af5e7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de" fo:country="DE" officeooo:rsid="0005f49d" officeooo:paragraph-rsid="0005f49d" style:font-size-asian="14pt" style:font-size-complex="16pt"/>
    </style:style>
    <style:style style:name="T1" style:family="text">
      <style:text-properties officeooo:rsid="0002c4af"/>
    </style:style>
    <style:style style:name="T2" style:family="text">
      <style:text-properties officeooo:rsid="0006dea3"/>
    </style:style>
    <style:style style:name="T3" style:family="text">
      <style:text-properties officeooo:rsid="00077e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tenheft</text:p>
      <text:p text:style-name="P1"/>
      <text:p text:style-name="P2">- Steuerung → in alle Richtungen, stehen bleiben <text:line-break/>- Scrollbildschirm an Figur gebunden<text:line-break/>- Hindernisse<text:line-break/>- Sterben<text:line-break/>- Items</text:p>
      <text:p text:style-name="P2"/>
      <text:p text:style-name="P2"/>
      <text:p text:style-name="P3">Pflichtenheft</text:p>
      <text:p text:style-name="P4">- <text:span text:style-name="T2">Java 8</text:span></text:p>
      <text:p text:style-name="P4">- <text:span text:style-name="T2">Sterben mit Hitboxen</text:span></text:p>
      <text:p text:style-name="P4">- <text:span text:style-name="T2">Hindernisse mit Hitbox</text:span></text:p>
      <text:p text:style-name="P4">- <text:span text:style-name="T2">Item mit if konditionen</text:span></text:p>
      <text:p text:style-name="P5">- <text:span text:style-name="T2">Steuerung mit Tastatur (WASD) Java-Input-Events</text:span></text:p>
      <text:p text:style-name="P5">- <text:span text:style-name="T3">Scrollbildschirm mit if konditionen</text:span></text:p>
      <text:p text:style-name="P3"/>
      <text:p text:style-name="P3"/>
      <text:p text:style-name="P3"/>
      <text:p text:style-name="P3"/>
      <text:p text:style-name="P3"/>
      <text:p text:style-name="P3"/>
      <text:p text:style-name="P7">Aufgabenverteilung</text:p>
      <text:p text:style-name="P4">-<text:span text:style-name="T1">Tristan Soundengine</text:span></text:p>
      <text:p text:style-name="P4">-<text:span text:style-name="T1">Max Bildschirmdarstellung, Steuerung und alles andere</text:span></text:p>
      <text:p text:style-name="P4">-<text:span text:style-name="T1">Olivia Pixeldesign</text:span></text:p>
      <text:p text:style-name="P4">-<text:span text:style-name="T1">Max <text:s/>Hindernisse</text:span></text:p>
      <text:p text:style-name="P4">-<text:span text:style-name="T1">Aziz Charakter und Items</text:span></text:p>
      <text:p text:style-name="P6">-<text:span text:style-name="T1">Noah Charakter und Ite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0.alpha0$Linux_X86_64 LibreOffice_project/bc9385c71e780f4dca5c54b8e817faae43c30d18</meta:generator>
    <dc:date>2020-01-18T09:53:48.420535629</dc:date>
    <meta:editing-duration>PT12M17S</meta:editing-duration>
    <meta:editing-cycles>12</meta:editing-cycles>
    <meta:document-statistic meta:table-count="0" meta:image-count="0" meta:object-count="0" meta:page-count="1" meta:paragraph-count="16" meta:word-count="69" meta:character-count="484" meta:non-whitespace-character-count="429"/>
  </office:meta>
</office:document-meta>
</file>